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Georgia, Times, serif"/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82cm" fo:widows="1" fo:text-indent="0cm" style:auto-text-indent="false"/>
      <style:text-properties style:font-name="JARDOTTY" fo:font-size="22pt" style:font-size-asian="22pt" style:font-size-complex="22pt"/>
    </style:style>
    <style:style style:name="P2" style:family="paragraph" style:parent-style-name="Standard">
      <style:paragraph-properties fo:margin-left="0cm" fo:margin-right="0cm" style:line-height-at-least="0.82cm" fo:widows="1" fo:text-indent="0cm" style:auto-text-indent="false"/>
      <style:text-properties style:font-name="JARDOTTY" fo:font-size="22pt" officeooo:rsid="00052d76" officeooo:paragraph-rsid="00052d76" style:font-size-asian="22pt" style:font-size-complex="22pt"/>
    </style:style>
    <style:style style:name="T1" style:family="text">
      <style:text-properties fo:font-variant="normal" fo:text-transform="none" fo:color="#111111" style:font-name="Lato" fo:font-size="13.5pt" fo:letter-spacing="normal" fo:font-style="normal" fo:font-weight="normal"/>
    </style:style>
    <style:style style:name="T2" style:family="text">
      <style:text-properties fo:font-variant="normal" fo:text-transform="none" fo:color="#111111" fo:letter-spacing="normal"/>
    </style:style>
    <style:style style:name="T3" style:family="text">
      <style:text-properties fo:font-variant="normal" fo:text-transform="none" fo:color="#111111" fo:letter-spacing="normal" fo:font-style="normal" fo:font-weight="normal"/>
    </style:style>
    <style:style style:name="T4" style:family="text">
      <style:text-properties fo:font-variant="normal" fo:text-transform="none" fo:color="#111111" fo:font-size="13.5pt" fo:letter-spacing="normal" fo:font-style="normal" fo:font-weight="normal"/>
    </style:style>
    <style:style style:name="T5" style:family="text">
      <style:text-properties fo:font-variant="normal" fo:text-transform="none" style:font-name="Lato" fo:font-size="13.5pt" fo:letter-spacing="normal" fo:font-style="normal" fo:font-weight="normal"/>
    </style:style>
    <style:style style:name="T6" style:family="text">
      <style:text-properties fo:font-variant="normal" fo:text-transform="none" fo:font-size="13.5pt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holic's Latin Instructor Ch2, ex 1b</text:p>
      <text:p text:style-name="P1"><text:span text:style-name="T3">14. In excelsis </text:span><text:span text:style-name="T7">on high</text:span><text:span text:style-name="T3">. <text:line-break/>15. In terra </text:span><text:span text:style-name="T7">on earth</text:span><text:span text:style-name="T3">. <text:line-break/>16. In gloria </text:span><text:span text:style-name="T7">in the glory</text:span><text:span text:style-name="T3">. <text:line-break/>17. Cum vobis </text:span><text:span text:style-name="T7">with you</text:span><text:span text:style-name="T3">. <text:line-break/>18. Ex Patre </text:span><text:span text:style-name="T7">from the Father</text:span><text:span text:style-name="T3">, <text:line-break/>19. De Deo </text:span><text:span text:style-name="T7">of God</text:span><text:span text:style-name="T3">. <text:line-break/>20. De lumine </text:span><text:span text:style-name="T7">of light</text:span><text:span text:style-name="T3">. <text:line-break/>21. De coelis </text:span><text:span text:style-name="T7">from heaven</text:span><text:span text:style-name="T3">. <text:line-break/>22. Ex Virgine Maria </text:span><text:span text:style-name="T7">of the Virgin Mary</text:span><text:span text:style-name="T3">. <text:line-break/>23. Pro nobis </text:span><text:span text:style-name="T7">for us</text:span><text:span text:style-name="T3">. <text:line-break/>24. Sub Pontio Pilato </text:span><text:span text:style-name="T7">under Pontius Pilate</text:span><text:span text:style-name="T3">. <text:line-break/>25. Cum gloria </text:span><text:span text:style-name="T7">with glory</text:span><text:span text:style-name="T3">. <text:line-break/>26. Ex Patre </text:span><text:span text:style-name="T7">from the Father</text:span><text:span text:style-name="T2"> </text:span><text:span text:style-name="T3">Filioque </text:span><text:span text:style-name="T7">and the Son</text:span><text:span text:style-name="T3">. <text:line-break/>27. Cum Patre </text:span><text:span text:style-name="T7">with the Father</text:span><text:span text:style-name="T3">et Filio </text:span><text:span text:style-name="T7">and the Son</text:span><text:span text:style-name="T3">. <text:line-break/>28. In pace </text:span><text:span text:style-name="T7">in peace</text:span><text:span text:style-name="T3">. <text:line-break/>29. In nomine </text:span><text:span text:style-name="T7">in the name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, Georgia, Times, serif"/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4:22:29.002584351</meta:creation-date>
    <meta:print-date>2015-10-16T14:24:04.593591026</meta:print-date>
    <dc:date>2015-10-16T14:33:40.589863335</dc:date>
    <meta:editing-duration>PT11M12S</meta:editing-duration>
    <meta:editing-cycles>1</meta:editing-cycles>
    <meta:document-statistic meta:table-count="0" meta:image-count="0" meta:object-count="0" meta:page-count="1" meta:paragraph-count="2" meta:word-count="104" meta:character-count="537" meta:non-whitespace-character-count="420"/>
    <meta:generator>LibreOffice/4.3.3.2$Linux_X86_64 LibreOffice_project/430m0$Build-2</meta:generator>
  </office:meta>
</office:document-meta>
</file>